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none" fo:border-left="0.06pt solid #000000" fo:border-right="none" fo:border-top="none"/>
    </style:style>
    <style:style style:name="ce18" style:family="table-cell" style:parent-style-name="Default">
      <style:table-cell-properties fo:border-bottom="none" fo:border-left="0.06pt solid #000000" fo:border-right="none" fo:border-top="0.06pt solid #000000"/>
    </style:style>
    <style:style style:name="ce21" style:family="table-cell" style:parent-style-name="Default">
      <style:table-cell-properties fo:border-bottom="none" fo:border-left="none" fo:border-right="none" fo:border-top="1.05pt double #000000" style:border-line-width-top="0.12mm 0.12mm 0.12mm"/>
    </style:style>
    <style:style style:name="ce2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elected_signals" table:style-name="ta1">
        <table:table-column table:style-name="co1" table:number-columns-repeated="13" table:default-cell-style-name="Default"/>
        <table:table-column table:style-name="co1" table:default-cell-style-name="ce17"/>
        <table:table-column table:style-name="co1" table:number-columns-repeated="1010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0.9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ly results with parameters near the true values were includ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reduction Miller</text:p>
          </table:table-cell>
          <table:table-cell table:number-columns-repeated="1023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style-name="ce14" table:number-columns-repeated="13"/>
          <table:table-cell table:style-name="ce18"/>
          <table:table-cell table:style-name="ce14" table:number-columns-repeated="11"/>
          <table:table-cell table:style-name="ce18" table:number-columns-repeated="2"/>
          <table:table-cell table:style-name="ce14" table:number-columns-repeated="997"/>
        </table:table-row>
        <table:table-row table:style-name="ro1">
          <table:table-cell/>
          <table:table-cell table:style-name="ce15" office:value-type="string" calcext:value-type="string">
            <text:p>aetherise.sh dcm/csv/*.csv -aggregate fit -stats -simulation -sim_sys &lt; selected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0" office:value-type="string" calcext:value-type="string">
            <text:p>aetherise.sh -single dcm/csv/*.csv -aggregate fit -stats -simulation -sim_sys &lt; selected_signals.txt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0" office:value-type="string" calcext:value-type="string">
            <text:p>aetherise.sh -single dcm/csv/*.csv -aggregate fit -stats -fit_sine -simulation -sim_sys &lt; selected_signals.txt</text:p>
          </table:table-cell>
          <table:table-cell office:value-type="string" calcext:value-type="string">
            <text:p><text:s/></text:p>
          </table:table-cell>
          <table:table-cell table:number-columns-repeated="10"/>
          <table:table-cell table:style-name="ce10" office:value-type="string" calcext:value-type="string">
            <text:p>aetherise.sh -single dcm/csv/*.csv -aggregate fit -stats -fit_sine -fit_amplitude -simulation -sim_sys &lt; selected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number-columns-repeated="2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Azimuths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Azimuths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Sine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Sine</text:p>
          </table:table-cell>
          <table:table-cell office:value-type="string" calcext:value-type="string">
            <text:p>Median</text:p>
          </table:table-cell>
          <table:table-cell table:style-name="ce4"/>
          <table:table-cell table:style-name="Default" office:value-type="string" calcext:value-type="string">
            <text:p>16 Azimuths 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Azimuths 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Sine 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Sine amp</text:p>
          </table:table-cell>
          <table:table-cell office:value-type="string" calcext:value-type="string">
            <text:p>Median</text:p>
          </table:table-cell>
          <table:table-cell/>
          <table:table-cell table:style-name="ce17" table:number-columns-repeated="2"/>
          <table:table-cell table:number-columns-repeated="997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AVERAGE([.B33:.B52])" office:value-type="float" office:value="213.95" calcext:value-type="float">
            <text:p>213,95</text:p>
          </table:table-cell>
          <table:table-cell table:formula="of:=AVERAGE([.C33:.C52])" office:value-type="float" office:value="17.6" calcext:value-type="float">
            <text:p>17,6</text:p>
          </table:table-cell>
          <table:table-cell/>
          <table:table-cell table:formula="of:=AVERAGE([.E33:.E52])" office:value-type="string" office:string-value="" calcext:value-type="error">
            <text:p>#DIV/0!</text:p>
          </table:table-cell>
          <table:table-cell table:formula="of:=AVERAGE([.F33:.F52])" office:value-type="string" office:string-value="" calcext:value-type="error">
            <text:p>#DIV/0!</text:p>
          </table:table-cell>
          <table:table-cell/>
          <table:table-cell table:formula="of:=AVERAGE([.H33:.H52])" office:value-type="string" office:string-value="" calcext:value-type="error">
            <text:p>#DIV/0!</text:p>
          </table:table-cell>
          <table:table-cell table:formula="of:=AVERAGE([.I33:.I52])" office:value-type="string" office:string-value="" calcext:value-type="error">
            <text:p>#DIV/0!</text:p>
          </table:table-cell>
          <table:table-cell/>
          <table:table-cell table:formula="of:=AVERAGE([.K33:.K52])" office:value-type="string" office:string-value="" calcext:value-type="error">
            <text:p>#DIV/0!</text:p>
          </table:table-cell>
          <table:table-cell table:formula="of:=AVERAGE([.L33:.L52])" office:value-type="string" office:string-value="" calcext:value-type="error">
            <text:p>#DIV/0!</text:p>
          </table:table-cell>
          <table:table-cell/>
          <table:table-cell table:formula="of:=AVERAGE([.N33:.N52])" office:value-type="string" office:string-value="" calcext:value-type="error">
            <text:p>#DIV/0!</text:p>
          </table:table-cell>
          <table:table-cell table:formula="of:=AVERAGE([.O33:.O52])" office:value-type="string" office:string-value="" calcext:value-type="error">
            <text:p>#DIV/0!</text:p>
          </table:table-cell>
          <table:table-cell/>
          <table:table-cell table:formula="of:=AVERAGE([.Q33:.Q52])" office:value-type="string" office:string-value="" calcext:value-type="error">
            <text:p>#DIV/0!</text:p>
          </table:table-cell>
          <table:table-cell table:formula="of:=AVERAGE([.R33:.R52])" office:value-type="string" office:string-value="" calcext:value-type="error">
            <text:p>#DIV/0!</text:p>
          </table:table-cell>
          <table:table-cell/>
          <table:table-cell table:formula="of:=AVERAGE([.T33:.T52])" office:value-type="string" office:string-value="" calcext:value-type="error">
            <text:p>#DIV/0!</text:p>
          </table:table-cell>
          <table:table-cell table:formula="of:=AVERAGE([.U33:.U52])" office:value-type="string" office:string-value="" calcext:value-type="error">
            <text:p>#DIV/0!</text:p>
          </table:table-cell>
          <table:table-cell/>
          <table:table-cell table:formula="of:=AVERAGE([.W33:.W52])" office:value-type="string" office:string-value="" calcext:value-type="error">
            <text:p>#DIV/0!</text:p>
          </table:table-cell>
          <table:table-cell table:formula="of:=AVERAGE([.X33:.X52])" office:value-type="string" office:string-value="" calcext:value-type="error">
            <text:p>#DIV/0!</text:p>
          </table:table-cell>
          <table:table-cell/>
          <table:table-cell table:style-name="ce17" table:number-columns-repeated="2"/>
          <table:table-cell table:number-columns-repeated="997"/>
        </table:table-row>
        <table:table-row table:style-name="ro1">
          <table:table-cell/>
          <table:table-cell table:formula="of:=MEDIAN([.B33:.B52])" office:value-type="float" office:value="198.5" calcext:value-type="float">
            <text:p>198,5</text:p>
          </table:table-cell>
          <table:table-cell table:formula="of:=MEDIAN([.C33:.C52])" office:value-type="float" office:value="17" calcext:value-type="float">
            <text:p>17</text:p>
          </table:table-cell>
          <table:table-cell/>
          <table:table-cell table:formula="of:=MEDIAN([.E33:.E52])" office:value-type="string" office:string-value="" calcext:value-type="error">
            <text:p>#WERT!</text:p>
          </table:table-cell>
          <table:table-cell table:formula="of:=MEDIAN([.F33:.F52])" office:value-type="string" office:string-value="" calcext:value-type="error">
            <text:p>#WERT!</text:p>
          </table:table-cell>
          <table:table-cell/>
          <table:table-cell table:formula="of:=MEDIAN([.H33:.H52])" office:value-type="string" office:string-value="" calcext:value-type="error">
            <text:p>#WERT!</text:p>
          </table:table-cell>
          <table:table-cell table:formula="of:=MEDIAN([.I33:.I52])" office:value-type="string" office:string-value="" calcext:value-type="error">
            <text:p>#WERT!</text:p>
          </table:table-cell>
          <table:table-cell/>
          <table:table-cell table:formula="of:=MEDIAN([.K33:.K52])" office:value-type="string" office:string-value="" calcext:value-type="error">
            <text:p>#WERT!</text:p>
          </table:table-cell>
          <table:table-cell table:formula="of:=MEDIAN([.L33:.L52])" office:value-type="string" office:string-value="" calcext:value-type="error">
            <text:p>#WERT!</text:p>
          </table:table-cell>
          <table:table-cell/>
          <table:table-cell table:formula="of:=MEDIAN([.N33:.N52])" office:value-type="string" office:string-value="" calcext:value-type="error">
            <text:p>#WERT!</text:p>
          </table:table-cell>
          <table:table-cell table:formula="of:=MEDIAN([.O33:.O52])" office:value-type="string" office:string-value="" calcext:value-type="error">
            <text:p>#WERT!</text:p>
          </table:table-cell>
          <table:table-cell/>
          <table:table-cell table:formula="of:=MEDIAN([.Q33:.Q52])" office:value-type="string" office:string-value="" calcext:value-type="error">
            <text:p>#WERT!</text:p>
          </table:table-cell>
          <table:table-cell table:formula="of:=MEDIAN([.R33:.R52])" office:value-type="string" office:string-value="" calcext:value-type="error">
            <text:p>#WERT!</text:p>
          </table:table-cell>
          <table:table-cell/>
          <table:table-cell table:formula="of:=MEDIAN([.T33:.T52])" office:value-type="string" office:string-value="" calcext:value-type="error">
            <text:p>#WERT!</text:p>
          </table:table-cell>
          <table:table-cell table:formula="of:=MEDIAN([.U33:.U52])" office:value-type="string" office:string-value="" calcext:value-type="error">
            <text:p>#WERT!</text:p>
          </table:table-cell>
          <table:table-cell/>
          <table:table-cell table:formula="of:=MEDIAN([.W33:.W52])" office:value-type="string" office:string-value="" calcext:value-type="error">
            <text:p>#WERT!</text:p>
          </table:table-cell>
          <table:table-cell table:formula="of:=MEDIAN([.X33:.X52])" office:value-type="string" office:string-value="" calcext:value-type="error">
            <text:p>#WERT!</text:p>
          </table:table-cell>
          <table:table-cell/>
          <table:table-cell table:style-name="ce17" table:number-columns-repeated="2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AVERAGE([.B57:.B76])" office:value-type="float" office:value="239.25" calcext:value-type="float">
            <text:p>239,25</text:p>
          </table:table-cell>
          <table:table-cell table:formula="of:=AVERAGE([.C57:.C76])" office:value-type="float" office:value="19.2" calcext:value-type="float">
            <text:p>19,2</text:p>
          </table:table-cell>
          <table:table-cell/>
          <table:table-cell table:formula="of:=AVERAGE([.E57:.E76])" office:value-type="string" office:string-value="" calcext:value-type="error">
            <text:p>#DIV/0!</text:p>
          </table:table-cell>
          <table:table-cell table:formula="of:=AVERAGE([.F57:.F76])" office:value-type="string" office:string-value="" calcext:value-type="error">
            <text:p>#DIV/0!</text:p>
          </table:table-cell>
          <table:table-cell/>
          <table:table-cell table:formula="of:=AVERAGE([.H57:.H76])" office:value-type="string" office:string-value="" calcext:value-type="error">
            <text:p>#DIV/0!</text:p>
          </table:table-cell>
          <table:table-cell table:formula="of:=AVERAGE([.I57:.I76])" office:value-type="string" office:string-value="" calcext:value-type="error">
            <text:p>#DIV/0!</text:p>
          </table:table-cell>
          <table:table-cell/>
          <table:table-cell table:formula="of:=AVERAGE([.K57:.K76])" office:value-type="string" office:string-value="" calcext:value-type="error">
            <text:p>#DIV/0!</text:p>
          </table:table-cell>
          <table:table-cell table:formula="of:=AVERAGE([.L57:.L76])" office:value-type="string" office:string-value="" calcext:value-type="error">
            <text:p>#DIV/0!</text:p>
          </table:table-cell>
          <table:table-cell/>
          <table:table-cell table:formula="of:=AVERAGE([.N57:.N76])" office:value-type="string" office:string-value="" calcext:value-type="error">
            <text:p>#DIV/0!</text:p>
          </table:table-cell>
          <table:table-cell table:formula="of:=AVERAGE([.O57:.O76])" office:value-type="string" office:string-value="" calcext:value-type="error">
            <text:p>#DIV/0!</text:p>
          </table:table-cell>
          <table:table-cell/>
          <table:table-cell table:formula="of:=AVERAGE([.Q57:.Q76])" office:value-type="string" office:string-value="" calcext:value-type="error">
            <text:p>#DIV/0!</text:p>
          </table:table-cell>
          <table:table-cell table:formula="of:=AVERAGE([.R57:.R76])" office:value-type="string" office:string-value="" calcext:value-type="error">
            <text:p>#DIV/0!</text:p>
          </table:table-cell>
          <table:table-cell/>
          <table:table-cell table:formula="of:=AVERAGE([.T57:.T76])" office:value-type="string" office:string-value="" calcext:value-type="error">
            <text:p>#DIV/0!</text:p>
          </table:table-cell>
          <table:table-cell table:formula="of:=AVERAGE([.U57:.U76])" office:value-type="string" office:string-value="" calcext:value-type="error">
            <text:p>#DIV/0!</text:p>
          </table:table-cell>
          <table:table-cell/>
          <table:table-cell table:formula="of:=AVERAGE([.W57:.W76])" office:value-type="string" office:string-value="" calcext:value-type="error">
            <text:p>#DIV/0!</text:p>
          </table:table-cell>
          <table:table-cell table:formula="of:=AVERAGE([.X57:.X76]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/>
          <table:table-cell table:formula="of:=MEDIAN([.B57:.B76])" office:value-type="float" office:value="223.5" calcext:value-type="float">
            <text:p>223,5</text:p>
          </table:table-cell>
          <table:table-cell table:formula="of:=MEDIAN([.C57:.C76])" office:value-type="float" office:value="19.5" calcext:value-type="float">
            <text:p>19,5</text:p>
          </table:table-cell>
          <table:table-cell/>
          <table:table-cell table:formula="of:=MEDIAN([.E57:.E76])" office:value-type="string" office:string-value="" calcext:value-type="error">
            <text:p>#WERT!</text:p>
          </table:table-cell>
          <table:table-cell table:formula="of:=MEDIAN([.F57:.F76])" office:value-type="string" office:string-value="" calcext:value-type="error">
            <text:p>#WERT!</text:p>
          </table:table-cell>
          <table:table-cell/>
          <table:table-cell table:formula="of:=MEDIAN([.H57:.H76])" office:value-type="string" office:string-value="" calcext:value-type="error">
            <text:p>#WERT!</text:p>
          </table:table-cell>
          <table:table-cell table:formula="of:=MEDIAN([.I57:.I76])" office:value-type="string" office:string-value="" calcext:value-type="error">
            <text:p>#WERT!</text:p>
          </table:table-cell>
          <table:table-cell/>
          <table:table-cell table:formula="of:=MEDIAN([.K57:.K76])" office:value-type="string" office:string-value="" calcext:value-type="error">
            <text:p>#WERT!</text:p>
          </table:table-cell>
          <table:table-cell table:formula="of:=MEDIAN([.L57:.L76])" office:value-type="string" office:string-value="" calcext:value-type="error">
            <text:p>#WERT!</text:p>
          </table:table-cell>
          <table:table-cell/>
          <table:table-cell table:formula="of:=MEDIAN([.N57:.N76])" office:value-type="string" office:string-value="" calcext:value-type="error">
            <text:p>#WERT!</text:p>
          </table:table-cell>
          <table:table-cell table:formula="of:=MEDIAN([.O57:.O76])" office:value-type="string" office:string-value="" calcext:value-type="error">
            <text:p>#WERT!</text:p>
          </table:table-cell>
          <table:table-cell/>
          <table:table-cell table:formula="of:=MEDIAN([.Q57:.Q76])" office:value-type="string" office:string-value="" calcext:value-type="error">
            <text:p>#WERT!</text:p>
          </table:table-cell>
          <table:table-cell table:formula="of:=MEDIAN([.R57:.R76])" office:value-type="string" office:string-value="" calcext:value-type="error">
            <text:p>#WERT!</text:p>
          </table:table-cell>
          <table:table-cell/>
          <table:table-cell table:formula="of:=MEDIAN([.T57:.T76])" office:value-type="string" office:string-value="" calcext:value-type="error">
            <text:p>#WERT!</text:p>
          </table:table-cell>
          <table:table-cell table:formula="of:=MEDIAN([.U57:.U76])" office:value-type="string" office:string-value="" calcext:value-type="error">
            <text:p>#WERT!</text:p>
          </table:table-cell>
          <table:table-cell/>
          <table:table-cell table:formula="of:=MEDIAN([.W57:.W76])" office:value-type="string" office:string-value="" calcext:value-type="error">
            <text:p>#WERT!</text:p>
          </table:table-cell>
          <table:table-cell table:formula="of:=MEDIAN([.X57:.X76])" office:value-type="string" office:string-value="" calcext:value-type="error">
            <text:p>#WERT!</text:p>
          </table:table-cell>
          <table:table-cell table:number-columns-repeated="1000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10"/>
          <table:table-cell table:formula="of:=AVERAGE([.K81:.K100])" office:value-type="string" office:string-value="" calcext:value-type="error">
            <text:p>#DIV/0!</text:p>
          </table:table-cell>
          <table:table-cell table:formula="of:=AVERAGE([.L81:.L100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MEDIAN([.K81:.K100])" office:value-type="string" office:string-value="" calcext:value-type="error">
            <text:p>#WERT!</text:p>
          </table:table-cell>
          <table:table-cell table:formula="of:=MEDIAN([.L81:.L100]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mulation_signals" table:style-name="ta1">
        <table:table-column table:style-name="co1" table:number-columns-repeated="13" table:default-cell-style-name="Default"/>
        <table:table-column table:style-name="co1" table:default-cell-style-name="ce17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0.9.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Only results with parameters near the true values were included.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-reduction Miller</text:p>
          </table:table-cell>
          <table:table-cell table:number-columns-repeated="23"/>
        </table:table-row>
        <table:table-row table:style-name="ro1" table:number-rows-repeated="26">
          <table:table-cell table:number-columns-repeated="24"/>
        </table:table-row>
        <table:table-row table:style-name="ro1">
          <table:table-cell table:style-name="ce14" table:number-columns-repeated="13"/>
          <table:table-cell table:style-name="ce18"/>
          <table:table-cell table:style-name="ce14" table:number-columns-repeated="10"/>
        </table:table-row>
        <table:table-row table:style-name="ro1">
          <table:table-cell/>
          <table:table-cell table:style-name="ce15" office:value-type="string" calcext:value-type="string">
            <text:p>aetherise.sh dcm/csv/*.csv dcm/csv/*/*.csv -aggregate fit -stats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-single dcm/csv/*.csv dcm/csv/*/*.csv -aggregate fit -stats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dcm/csv/*.csv dcm/csv/*/*.csv -aggregate fit -stats -fit_sine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-single dcm/csv/*.csv dcm/csv/*/*.csv -aggregate fit -stats -fit_sine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23" office:value-type="string" calcext:value-type="string">
            <text:p>aetherise.sh dcm/csv/*.csv dcm/csv/*/*.csv -aggregate fit -stats -fit_amplitude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-single dcm/csv/*.csv dcm/csv/*/*.csv -aggregate fit -stats -fit_amplitude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dcm/csv/*.csv dcm/csv/*/*.csv -aggregate fit -stats -fit_sine -fit_amplitude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-single dcm/csv/*.csv dcm/csv/*/*.csv -aggregate fit -stats -fit_sine -fit_amplitude -simulation -sim_sys &lt; simulation_signals.tx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16 Azimuths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Azimuths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Sine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Sine</text:p>
          </table:table-cell>
          <table:table-cell office:value-type="string" calcext:value-type="string">
            <text:p>Median</text:p>
          </table:table-cell>
          <table:table-cell table:style-name="ce4"/>
          <table:table-cell table:style-name="Default" office:value-type="string" calcext:value-type="string">
            <text:p>16 Azimuths 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Azimuths 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Sine 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Sine amp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8.8" calcext:value-type="float">
            <text:p>8,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.8" calcext:value-type="float">
            <text:p>6,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float" office:value="5.9" calcext:value-type="float">
            <text:p>5,9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8.1" calcext:value-type="float">
            <text:p>8,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.3" calcext:value-type="float">
            <text:p>5,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.2" calcext:value-type="float">
            <text:p>3,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9.3" calcext:value-type="float">
            <text:p>9,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.8" calcext:value-type="float">
            <text:p>9,8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.9" calcext:value-type="float">
            <text:p>2,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,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9.6" calcext:value-type="float">
            <text:p>9,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.6" calcext:value-type="float">
            <text:p>2,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.1" calcext:value-type="float">
            <text:p>7,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.2" calcext:value-type="float">
            <text:p>3,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1" calcext:value-type="float">
            <text:p>3,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8.7" calcext:value-type="float">
            <text:p>8,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6.7" calcext:value-type="float">
            <text:p>6,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9.9" calcext:value-type="float">
            <text:p>9,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.2" calcext:value-type="float">
            <text:p>6,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.8" calcext:value-type="float">
            <text:p>2,8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.2" calcext:value-type="float">
            <text:p>8,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.7" calcext:value-type="float">
            <text:p>5,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7.9" calcext:value-type="float">
            <text:p>7,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7.7" calcext:value-type="float">
            <text:p>7,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4" calcext:value-type="float">
            <text:p>3,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9.2" calcext:value-type="float">
            <text:p>9,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6.9" calcext:value-type="float">
            <text:p>6,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.7" calcext:value-type="float">
            <text:p>3,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.3" calcext:value-type="float">
            <text:p>3,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.4" calcext:value-type="float">
            <text:p>5,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.7" calcext:value-type="float">
            <text:p>3,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formula="of:=AVERAGE([.B33:.B52])" office:value-type="float" office:value="309.75" calcext:value-type="float">
            <text:p>309,75</text:p>
          </table:table-cell>
          <table:table-cell table:formula="of:=AVERAGE([.C33:.C52])" office:value-type="float" office:value="18.15" calcext:value-type="float">
            <text:p>18,15</text:p>
          </table:table-cell>
          <table:table-cell/>
          <table:table-cell table:formula="of:=AVERAGE([.E33:.E52])" office:value-type="float" office:value="147.5" calcext:value-type="float">
            <text:p>147,5</text:p>
          </table:table-cell>
          <table:table-cell table:formula="of:=AVERAGE([.F33:.F52])" office:value-type="float" office:value="9.21" calcext:value-type="float">
            <text:p>9,21</text:p>
          </table:table-cell>
          <table:table-cell/>
          <table:table-cell table:formula="of:=AVERAGE([.H33:.H52])" office:value-type="float" office:value="41.4" calcext:value-type="float">
            <text:p>41,4</text:p>
          </table:table-cell>
          <table:table-cell table:formula="of:=AVERAGE([.I33:.I52])" office:value-type="float" office:value="2.05" calcext:value-type="float">
            <text:p>2,05</text:p>
          </table:table-cell>
          <table:table-cell/>
          <table:table-cell table:formula="of:=AVERAGE([.K33:.K52])" office:value-type="float" office:value="75.15" calcext:value-type="float">
            <text:p>75,15</text:p>
          </table:table-cell>
          <table:table-cell table:formula="of:=AVERAGE([.L33:.L52])" office:value-type="float" office:value="3.77" calcext:value-type="float">
            <text:p>3,77</text:p>
          </table:table-cell>
          <table:table-cell/>
          <table:table-cell table:formula="of:=AVERAGE([.N33:.N52])" office:value-type="float" office:value="19.81" calcext:value-type="float">
            <text:p>19,81</text:p>
          </table:table-cell>
          <table:table-cell table:formula="of:=AVERAGE([.O33:.O52])" office:value-type="float" office:value="0.765" calcext:value-type="float">
            <text:p>0,765</text:p>
          </table:table-cell>
          <table:table-cell/>
          <table:table-cell table:formula="of:=AVERAGE([.Q33:.Q52])" office:value-type="float" office:value="30.5" calcext:value-type="float">
            <text:p>30,5</text:p>
          </table:table-cell>
          <table:table-cell table:formula="of:=AVERAGE([.R33:.R52])" office:value-type="float" office:value="0.96" calcext:value-type="float">
            <text:p>0,96</text:p>
          </table:table-cell>
          <table:table-cell/>
          <table:table-cell table:formula="of:=AVERAGE([.T33:.T52])" office:value-type="float" office:value="18.25" calcext:value-type="float">
            <text:p>18,25</text:p>
          </table:table-cell>
          <table:table-cell table:formula="of:=AVERAGE([.U33:.U52])" office:value-type="float" office:value="0.575" calcext:value-type="float">
            <text:p>0,575</text:p>
          </table:table-cell>
          <table:table-cell/>
          <table:table-cell table:formula="of:=AVERAGE([.W33:.W52])" office:value-type="float" office:value="28.7" calcext:value-type="float">
            <text:p>28,7</text:p>
          </table:table-cell>
          <table:table-cell table:formula="of:=AVERAGE([.X33:.X52])" office:value-type="float" office:value="1.035" calcext:value-type="float">
            <text:p>1,035</text:p>
          </table:table-cell>
        </table:table-row>
        <table:table-row table:style-name="ro1">
          <table:table-cell/>
          <table:table-cell table:formula="of:=MEDIAN([.B33:.B52])" office:value-type="float" office:value="285.5" calcext:value-type="float">
            <text:p>285,5</text:p>
          </table:table-cell>
          <table:table-cell table:formula="of:=MEDIAN([.C33:.C52])" office:value-type="float" office:value="18" calcext:value-type="float">
            <text:p>18</text:p>
          </table:table-cell>
          <table:table-cell/>
          <table:table-cell table:formula="of:=MEDIAN([.E33:.E52])" office:value-type="float" office:value="148" calcext:value-type="float">
            <text:p>148</text:p>
          </table:table-cell>
          <table:table-cell table:formula="of:=MEDIAN([.F33:.F52])" office:value-type="float" office:value="9.25" calcext:value-type="float">
            <text:p>9,25</text:p>
          </table:table-cell>
          <table:table-cell/>
          <table:table-cell table:formula="of:=MEDIAN([.H33:.H52])" office:value-type="float" office:value="43" calcext:value-type="float">
            <text:p>43</text:p>
          </table:table-cell>
          <table:table-cell table:formula="of:=MEDIAN([.I33:.I52])" office:value-type="float" office:value="2" calcext:value-type="float">
            <text:p>2</text:p>
          </table:table-cell>
          <table:table-cell/>
          <table:table-cell table:formula="of:=MEDIAN([.K33:.K52])" office:value-type="float" office:value="77" calcext:value-type="float">
            <text:p>77</text:p>
          </table:table-cell>
          <table:table-cell table:formula="of:=MEDIAN([.L33:.L52])" office:value-type="float" office:value="3.35" calcext:value-type="float">
            <text:p>3,35</text:p>
          </table:table-cell>
          <table:table-cell/>
          <table:table-cell table:formula="of:=MEDIAN([.N33:.N52])" office:value-type="float" office:value="18" calcext:value-type="float">
            <text:p>18</text:p>
          </table:table-cell>
          <table:table-cell table:formula="of:=MEDIAN([.O33:.O52])" office:value-type="float" office:value="0.55" calcext:value-type="float">
            <text:p>0,55</text:p>
          </table:table-cell>
          <table:table-cell/>
          <table:table-cell table:formula="of:=MEDIAN([.Q33:.Q52])" office:value-type="float" office:value="29.5" calcext:value-type="float">
            <text:p>29,5</text:p>
          </table:table-cell>
          <table:table-cell table:formula="of:=MEDIAN([.R33:.R52])" office:value-type="float" office:value="0.9" calcext:value-type="float">
            <text:p>0,9</text:p>
          </table:table-cell>
          <table:table-cell/>
          <table:table-cell table:formula="of:=MEDIAN([.T33:.T52])" office:value-type="float" office:value="16" calcext:value-type="float">
            <text:p>16</text:p>
          </table:table-cell>
          <table:table-cell table:formula="of:=MEDIAN([.U33:.U52])" office:value-type="float" office:value="0.5" calcext:value-type="float">
            <text:p>0,5</text:p>
          </table:table-cell>
          <table:table-cell/>
          <table:table-cell table:formula="of:=MEDIAN([.W33:.W52])" office:value-type="float" office:value="27.5" calcext:value-type="float">
            <text:p>27,5</text:p>
          </table:table-cell>
          <table:table-cell table:formula="of:=MEDIAN([.X33:.X52])" office:value-type="float" office:value="0.95" calcext:value-type="float">
            <text:p>0,95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.3" calcext:value-type="float">
            <text:p>2,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.3" calcext:value-type="float">
            <text:p>3,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,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.9" calcext:value-type="float">
            <text:p>5,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.6" calcext:value-type="float">
            <text:p>2,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" calcext:value-type="float">
            <text:p>0,7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9.3" calcext:value-type="float">
            <text:p>9,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.2" calcext:value-type="float">
            <text:p>3,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.1" calcext:value-type="float">
            <text:p>4,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,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.4" calcext:value-type="float">
            <text:p>8,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7.7" calcext:value-type="float">
            <text:p>7,7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float" office:value="5.6" calcext:value-type="float">
            <text:p>5,6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7.3" calcext:value-type="float">
            <text:p>7,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.3" calcext:value-type="float">
            <text:p>3,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9" calcext:value-type="float">
            <text:p>1,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7.3" calcext:value-type="float">
            <text:p>7,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,4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8.7" calcext:value-type="float">
            <text:p>8,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.3" calcext:value-type="float">
            <text:p>3,3</text:p>
          </table:table-cell>
          <table:table-cell/>
          <table:table-cell office:value-type="float" office:value="9.3" calcext:value-type="float">
            <text:p>9,3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7.8" calcext:value-type="float">
            <text:p>7,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.4" calcext:value-type="float">
            <text:p>4,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6" calcext:value-type="float">
            <text:p>0,6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.4" calcext:value-type="float">
            <text:p>8,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.2" calcext:value-type="float">
            <text:p>6,2</text:p>
          </table:table-cell>
          <table:table-cell/>
          <table:table-cell office:value-type="float" office:value="9.1" calcext:value-type="float">
            <text:p>9,1</text:p>
          </table:table-cell>
          <table:table-cell office:value-type="float" office:value="0.6" calcext:value-type="float">
            <text:p>0,6</text:p>
          </table:table-cell>
          <table:table-cell table:number-columns-repeated="4"/>
          <table:table-cell office:value-type="float" office:value="8.4" calcext:value-type="float">
            <text:p>8,4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9.5" calcext:value-type="float">
            <text:p>9,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1" calcext:value-type="float">
            <text:p>1,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6.3" calcext:value-type="float">
            <text:p>6,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,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7.5" calcext:value-type="float">
            <text:p>7,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.7" calcext:value-type="float">
            <text:p>1,7</text:p>
          </table:table-cell>
          <table:table-cell table:number-columns-repeated="4"/>
          <table:table-cell office:value-type="float" office:value="9.6" calcext:value-type="float">
            <text:p>9,6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.7" calcext:value-type="float">
            <text:p>6,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7.1" calcext:value-type="float">
            <text:p>7,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,9</text:p>
          </table:table-cell>
          <table:table-cell table:number-columns-repeated="4"/>
          <table:table-cell office:value-type="float" office:value="9.2" calcext:value-type="float">
            <text:p>9,2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4.3" calcext:value-type="float">
            <text:p>4,3</text:p>
          </table:table-cell>
          <table:table-cell/>
          <table:table-cell office:value-type="float" office:value="9.8" calcext:value-type="float">
            <text:p>9,8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float" office:value="7.7" calcext:value-type="float">
            <text:p>7,7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3" calcext:value-type="float">
            <text:p>2,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.2" calcext:value-type="float">
            <text:p>3,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,6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8.9" calcext:value-type="float">
            <text:p>8,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.6" calcext:value-type="float">
            <text:p>2,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.3" calcext:value-type="float">
            <text:p>5,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,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.9" calcext:value-type="float">
            <text:p>6,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.6" calcext:value-type="float">
            <text:p>2,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.3" calcext:value-type="float">
            <text:p>9,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.9" calcext:value-type="float">
            <text:p>4,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7.9" calcext:value-type="float">
            <text:p>7,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8.2" calcext:value-type="float">
            <text:p>8,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.6" calcext:value-type="float">
            <text:p>4,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,4</text:p>
          </table:table-cell>
          <table:table-cell table:number-columns-repeated="4"/>
          <table:table-cell office:value-type="float" office:value="6.8" calcext:value-type="float">
            <text:p>6,8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formula="of:=AVERAGE([.B57:.B76])" office:value-type="float" office:value="319.15" calcext:value-type="float">
            <text:p>319,15</text:p>
          </table:table-cell>
          <table:table-cell table:formula="of:=AVERAGE([.C57:.C76])" office:value-type="float" office:value="20.15" calcext:value-type="float">
            <text:p>20,15</text:p>
          </table:table-cell>
          <table:table-cell/>
          <table:table-cell table:formula="of:=AVERAGE([.E57:.E76])" office:value-type="float" office:value="136.7" calcext:value-type="float">
            <text:p>136,7</text:p>
          </table:table-cell>
          <table:table-cell table:formula="of:=AVERAGE([.F57:.F76])" office:value-type="float" office:value="8.315" calcext:value-type="float">
            <text:p>8,315</text:p>
          </table:table-cell>
          <table:table-cell/>
          <table:table-cell table:formula="of:=AVERAGE([.H57:.H76])" office:value-type="float" office:value="37.15" calcext:value-type="float">
            <text:p>37,15</text:p>
          </table:table-cell>
          <table:table-cell table:formula="of:=AVERAGE([.I57:.I76])" office:value-type="float" office:value="2.04" calcext:value-type="float">
            <text:p>2,04</text:p>
          </table:table-cell>
          <table:table-cell/>
          <table:table-cell table:formula="of:=AVERAGE([.K57:.K76])" office:value-type="float" office:value="85.5" calcext:value-type="float">
            <text:p>85,5</text:p>
          </table:table-cell>
          <table:table-cell table:formula="of:=AVERAGE([.L57:.L76])" office:value-type="float" office:value="4.58" calcext:value-type="float">
            <text:p>4,58</text:p>
          </table:table-cell>
          <table:table-cell/>
          <table:table-cell table:formula="of:=AVERAGE([.N57:.N76])" office:value-type="float" office:value="19.295" calcext:value-type="float">
            <text:p>19,295</text:p>
          </table:table-cell>
          <table:table-cell table:formula="of:=AVERAGE([.O57:.O76])" office:value-type="float" office:value="0.735" calcext:value-type="float">
            <text:p>0,735</text:p>
          </table:table-cell>
          <table:table-cell/>
          <table:table-cell table:formula="of:=AVERAGE([.Q57:.Q76])" office:value-type="string" office:string-value="" calcext:value-type="error">
            <text:p>#DIV/0!</text:p>
          </table:table-cell>
          <table:table-cell table:formula="of:=AVERAGE([.R57:.R76])" office:value-type="string" office:string-value="" calcext:value-type="error">
            <text:p>#DIV/0!</text:p>
          </table:table-cell>
          <table:table-cell/>
          <table:table-cell table:formula="of:=AVERAGE([.T57:.T76])" office:value-type="float" office:value="14.115" calcext:value-type="float">
            <text:p>14,115</text:p>
          </table:table-cell>
          <table:table-cell table:formula="of:=AVERAGE([.U57:.U76])" office:value-type="float" office:value="0.615" calcext:value-type="float">
            <text:p>0,615</text:p>
          </table:table-cell>
          <table:table-cell/>
          <table:table-cell table:formula="of:=AVERAGE([.W57:.W76])" office:value-type="string" office:string-value="" calcext:value-type="error">
            <text:p>#DIV/0!</text:p>
          </table:table-cell>
          <table:table-cell table:formula="of:=AVERAGE([.X57:.X76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MEDIAN([.B57:.B76])" office:value-type="float" office:value="323" calcext:value-type="float">
            <text:p>323</text:p>
          </table:table-cell>
          <table:table-cell table:formula="of:=MEDIAN([.C57:.C76])" office:value-type="float" office:value="20" calcext:value-type="float">
            <text:p>20</text:p>
          </table:table-cell>
          <table:table-cell/>
          <table:table-cell table:formula="of:=MEDIAN([.E57:.E76])" office:value-type="float" office:value="135" calcext:value-type="float">
            <text:p>135</text:p>
          </table:table-cell>
          <table:table-cell table:formula="of:=MEDIAN([.F57:.F76])" office:value-type="float" office:value="8.3" calcext:value-type="float">
            <text:p>8,3</text:p>
          </table:table-cell>
          <table:table-cell/>
          <table:table-cell table:formula="of:=MEDIAN([.H57:.H76])" office:value-type="float" office:value="36.5" calcext:value-type="float">
            <text:p>36,5</text:p>
          </table:table-cell>
          <table:table-cell table:formula="of:=MEDIAN([.I57:.I76])" office:value-type="float" office:value="2.2" calcext:value-type="float">
            <text:p>2,2</text:p>
          </table:table-cell>
          <table:table-cell/>
          <table:table-cell table:formula="of:=MEDIAN([.K57:.K76])" office:value-type="float" office:value="82" calcext:value-type="float">
            <text:p>82</text:p>
          </table:table-cell>
          <table:table-cell table:formula="of:=MEDIAN([.L57:.L76])" office:value-type="float" office:value="4.25" calcext:value-type="float">
            <text:p>4,25</text:p>
          </table:table-cell>
          <table:table-cell/>
          <table:table-cell table:formula="of:=MEDIAN([.N57:.N76])" office:value-type="float" office:value="18.5" calcext:value-type="float">
            <text:p>18,5</text:p>
          </table:table-cell>
          <table:table-cell table:formula="of:=MEDIAN([.O57:.O76])" office:value-type="float" office:value="0.6" calcext:value-type="float">
            <text:p>0,6</text:p>
          </table:table-cell>
          <table:table-cell/>
          <table:table-cell table:formula="of:=MEDIAN([.Q57:.Q76])" office:value-type="string" office:string-value="" calcext:value-type="error">
            <text:p>#WERT!</text:p>
          </table:table-cell>
          <table:table-cell table:formula="of:=MEDIAN([.R57:.R76])" office:value-type="string" office:string-value="" calcext:value-type="error">
            <text:p>#WERT!</text:p>
          </table:table-cell>
          <table:table-cell/>
          <table:table-cell table:formula="of:=MEDIAN([.T57:.T76])" office:value-type="float" office:value="14" calcext:value-type="float">
            <text:p>14</text:p>
          </table:table-cell>
          <table:table-cell table:formula="of:=MEDIAN([.U57:.U76])" office:value-type="float" office:value="0.6" calcext:value-type="float">
            <text:p>0,6</text:p>
          </table:table-cell>
          <table:table-cell/>
          <table:table-cell table:formula="of:=MEDIAN([.W57:.W76])" office:value-type="string" office:string-value="" calcext:value-type="error">
            <text:p>#WERT!</text:p>
          </table:table-cell>
          <table:table-cell table:formula="of:=MEDIAN([.X57:.X76])" office:value-type="string" office:string-value="" calcext:value-type="error">
            <text:p>#WERT!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2.6" calcext:value-type="float">
            <text:p>2,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,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6" calcext:value-type="float">
            <text:p>1,6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2.8" calcext:value-type="float">
            <text:p>2,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2.9" calcext:value-type="float">
            <text:p>2,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5" calcext:value-type="float">
            <text:p>1,5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40" calcext:value-type="float">
            <text:p>40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.1" calcext:value-type="float">
            <text:p>2,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2.3" calcext:value-type="float">
            <text:p>2,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formula="of:=AVERAGE([.E81:.E100])" office:value-type="string" office:string-value="" calcext:value-type="error">
            <text:p>#DIV/0!</text:p>
          </table:table-cell>
          <table:table-cell table:formula="of:=AVERAGE([.F81:.F100])" office:value-type="string" office:string-value="" calcext:value-type="error">
            <text:p>#DIV/0!</text:p>
          </table:table-cell>
          <table:table-cell/>
          <table:table-cell table:formula="of:=AVERAGE([.H81:.H100])" office:value-type="float" office:value="38.5" calcext:value-type="float">
            <text:p>38,5</text:p>
          </table:table-cell>
          <table:table-cell table:formula="of:=AVERAGE([.I81:.I100])" office:value-type="float" office:value="2.025" calcext:value-type="float">
            <text:p>2,025</text:p>
          </table:table-cell>
          <table:table-cell/>
          <table:table-cell table:formula="of:=AVERAGE([.K81:.K100])" office:value-type="float" office:value="80.85" calcext:value-type="float">
            <text:p>80,85</text:p>
          </table:table-cell>
          <table:table-cell table:formula="of:=AVERAGE([.L81:.L100])" office:value-type="float" office:value="4.215" calcext:value-type="float">
            <text:p>4,215</text:p>
          </table:table-cell>
          <table:table-cell table:number-columns-repeated="10"/>
          <table:table-cell table:formula="of:=AVERAGE([.W81:.W100])" office:value-type="string" office:string-value="" calcext:value-type="error">
            <text:p>#DIV/0!</text:p>
          </table:table-cell>
          <table:table-cell table:formula="of:=AVERAGE([.X81:.X10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MEDIAN([.E81:.E100])" office:value-type="string" office:string-value="" calcext:value-type="error">
            <text:p>#WERT!</text:p>
          </table:table-cell>
          <table:table-cell table:formula="of:=MEDIAN([.F81:.F100])" office:value-type="string" office:string-value="" calcext:value-type="error">
            <text:p>#WERT!</text:p>
          </table:table-cell>
          <table:table-cell/>
          <table:table-cell table:formula="of:=MEDIAN([.H81:.H100])" office:value-type="float" office:value="38.5" calcext:value-type="float">
            <text:p>38,5</text:p>
          </table:table-cell>
          <table:table-cell table:formula="of:=MEDIAN([.I81:.I100])" office:value-type="float" office:value="2.1" calcext:value-type="float">
            <text:p>2,1</text:p>
          </table:table-cell>
          <table:table-cell/>
          <table:table-cell table:formula="of:=MEDIAN([.K81:.K100])" office:value-type="float" office:value="79.5" calcext:value-type="float">
            <text:p>79,5</text:p>
          </table:table-cell>
          <table:table-cell table:formula="of:=MEDIAN([.L81:.L100])" office:value-type="float" office:value="3.85" calcext:value-type="float">
            <text:p>3,85</text:p>
          </table:table-cell>
          <table:table-cell table:number-columns-repeated="10"/>
          <table:table-cell table:formula="of:=MEDIAN([.W81:.W100])" office:value-type="string" office:string-value="" calcext:value-type="error">
            <text:p>#WERT!</text:p>
          </table:table-cell>
          <table:table-cell table:formula="of:=MEDIAN([.X81:.X100])" office:value-type="string" office:string-value="" calcext:value-type="error">
            <text:p>#WERT!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2" calcext:value-type="float">
            <text:p>112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55" calcext:value-type="float">
            <text:p>55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6" calcext:value-type="float">
            <text:p>11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38" calcext:value-type="float">
            <text:p>138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07" calcext:value-type="float">
            <text:p>107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32" calcext:value-type="float">
            <text:p>132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8" calcext:value-type="float">
            <text:p>118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09" calcext:value-type="float">
            <text:p>10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1" calcext:value-type="float">
            <text:p>111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formula="of:=AVERAGE([.E105:.E124])" office:value-type="string" office:string-value="" calcext:value-type="error">
            <text:p>#DIV/0!</text:p>
          </table:table-cell>
          <table:table-cell table:formula="of:=AVERAGE([.F105:.F124])" office:value-type="string" office:string-value="" calcext:value-type="error">
            <text:p>#DIV/0!</text:p>
          </table:table-cell>
          <table:table-cell/>
          <table:table-cell table:formula="of:=AVERAGE([.H105:.H124])" office:value-type="string" office:string-value="" calcext:value-type="error">
            <text:p>#DIV/0!</text:p>
          </table:table-cell>
          <table:table-cell table:formula="of:=AVERAGE([.I105:.I124])" office:value-type="string" office:string-value="" calcext:value-type="error">
            <text:p>#DIV/0!</text:p>
          </table:table-cell>
          <table:table-cell/>
          <table:table-cell table:formula="of:=AVERAGE([.K105:.K124])" office:value-type="float" office:value="89.55" calcext:value-type="float">
            <text:p>89,55</text:p>
          </table:table-cell>
          <table:table-cell table:formula="of:=AVERAGE([.L105:.L124])" office:value-type="float" office:value="5.17" calcext:value-type="float">
            <text:p>5,17</text:p>
          </table:table-cell>
          <table:table-cell table:number-columns-repeated="10"/>
          <table:table-cell table:formula="of:=AVERAGE([.W105:.W124])" office:value-type="string" office:string-value="" calcext:value-type="error">
            <text:p>#DIV/0!</text:p>
          </table:table-cell>
          <table:table-cell table:formula="of:=AVERAGE([.X105:.X1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MEDIAN([.E105:.E124])" office:value-type="string" office:string-value="" calcext:value-type="error">
            <text:p>#WERT!</text:p>
          </table:table-cell>
          <table:table-cell table:formula="of:=MEDIAN([.F105:.F124])" office:value-type="string" office:string-value="" calcext:value-type="error">
            <text:p>#WERT!</text:p>
          </table:table-cell>
          <table:table-cell/>
          <table:table-cell table:formula="of:=MEDIAN([.H105:.H124])" office:value-type="string" office:string-value="" calcext:value-type="error">
            <text:p>#WERT!</text:p>
          </table:table-cell>
          <table:table-cell table:formula="of:=MEDIAN([.I105:.I124])" office:value-type="string" office:string-value="" calcext:value-type="error">
            <text:p>#WERT!</text:p>
          </table:table-cell>
          <table:table-cell/>
          <table:table-cell table:formula="of:=MEDIAN([.K105:.K124])" office:value-type="float" office:value="103.5" calcext:value-type="float">
            <text:p>103,5</text:p>
          </table:table-cell>
          <table:table-cell table:formula="of:=MEDIAN([.L105:.L124])" office:value-type="float" office:value="4.9" calcext:value-type="float">
            <text:p>4,9</text:p>
          </table:table-cell>
          <table:table-cell table:number-columns-repeated="10"/>
          <table:table-cell table:formula="of:=MEDIAN([.W105:.W124])" office:value-type="string" office:string-value="" calcext:value-type="error">
            <text:p>#WERT!</text:p>
          </table:table-cell>
          <table:table-cell table:formula="of:=MEDIAN([.X105:.X124])" office:value-type="string" office:string-value="" calcext:value-type="error">
            <text:p>#WERT!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10"/>
          <table:table-cell office:value-type="float" office:value="92" calcext:value-type="float">
            <text:p>9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6" calcext:value-type="float">
            <text:p>96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1" calcext:value-type="float">
            <text:p>9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9" calcext:value-type="float">
            <text:p>8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2.1" calcext:value-type="float">
            <text:p>2,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2" calcext:value-type="float">
            <text:p>82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9" calcext:value-type="float">
            <text:p>8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69" calcext:value-type="float">
            <text:p>69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72" calcext:value-type="float">
            <text:p>72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37" calcext:value-type="float">
            <text:p>137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06" calcext:value-type="float">
            <text:p>106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56" calcext:value-type="float">
            <text:p>56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24" calcext:value-type="float">
            <text:p>124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formula="of:=AVERAGE([.E129:.E148])" office:value-type="string" office:string-value="" calcext:value-type="error">
            <text:p>#DIV/0!</text:p>
          </table:table-cell>
          <table:table-cell table:formula="of:=AVERAGE([.F129:.F148])" office:value-type="string" office:string-value="" calcext:value-type="error">
            <text:p>#DIV/0!</text:p>
          </table:table-cell>
          <table:table-cell table:number-columns-repeated="4"/>
          <table:table-cell table:formula="of:=AVERAGE([.K129:.K148])" office:value-type="float" office:value="87.4" calcext:value-type="float">
            <text:p>87,4</text:p>
          </table:table-cell>
          <table:table-cell table:formula="of:=AVERAGE([.L129:.L148])" office:value-type="float" office:value="4.165" calcext:value-type="float">
            <text:p>4,165</text:p>
          </table:table-cell>
          <table:table-cell table:number-columns-repeated="10"/>
          <table:table-cell table:formula="of:=AVERAGE([.W129:.W148])" office:value-type="string" office:string-value="" calcext:value-type="error">
            <text:p>#DIV/0!</text:p>
          </table:table-cell>
          <table:table-cell table:formula="of:=AVERAGE([.X129:.X1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MEDIAN([.E129:.E148])" office:value-type="string" office:string-value="" calcext:value-type="error">
            <text:p>#WERT!</text:p>
          </table:table-cell>
          <table:table-cell table:formula="of:=MEDIAN([.F129:.F148])" office:value-type="string" office:string-value="" calcext:value-type="error">
            <text:p>#WERT!</text:p>
          </table:table-cell>
          <table:table-cell table:number-columns-repeated="4"/>
          <table:table-cell table:formula="of:=MEDIAN([.K129:.K148])" office:value-type="float" office:value="89" calcext:value-type="float">
            <text:p>89</text:p>
          </table:table-cell>
          <table:table-cell table:formula="of:=MEDIAN([.L129:.L148])" office:value-type="float" office:value="4.05" calcext:value-type="float">
            <text:p>4,05</text:p>
          </table:table-cell>
          <table:table-cell table:number-columns-repeated="10"/>
          <table:table-cell table:formula="of:=MEDIAN([.W129:.W148])" office:value-type="string" office:string-value="" calcext:value-type="error">
            <text:p>#WERT!</text:p>
          </table:table-cell>
          <table:table-cell table:formula="of:=MEDIAN([.X129:.X148])" office:value-type="string" office:string-value="" calcext:value-type="error">
            <text:p>#WERT!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4"/>
          <table:table-cell table:style-name="ce21" table:number-columns-repeated="2"/>
          <table:table-cell table:number-columns-repeated="10"/>
          <table:table-cell table:style-name="ce21" table:number-columns-repeated="2"/>
        </table:table-row>
        <table:table-row table:style-name="ro1">
          <table:table-cell office:value-type="string" calcext:value-type="string">
            <text:p>Mean value</text:p>
          </table:table-cell>
          <table:table-cell table:number-columns-repeated="3"/>
          <table:table-cell table:formula="of:=([.E150]+[.E126]+[.E102]+[.E78]+[.E54])/5" office:value-type="string" office:string-value="" calcext:value-type="error">
            <text:p>#DIV/0!</text:p>
          </table:table-cell>
          <table:table-cell table:formula="of:=([.F150]+[.F126]+[.F102]+[.F78]+[.F54])/5" office:value-type="string" office:string-value="" calcext:value-type="error">
            <text:p>#DIV/0!</text:p>
          </table:table-cell>
          <table:table-cell table:number-columns-repeated="4"/>
          <table:table-cell table:formula="of:=([.K150]+[.K126]+[.K102]+[.K78]+[.K54])/5" office:value-type="float" office:value="83.69" calcext:value-type="float">
            <text:p>83,69</text:p>
          </table:table-cell>
          <table:table-cell table:formula="of:=([.L150]+[.L126]+[.L102]+[.L78]+[.L54])/5" office:value-type="float" office:value="4.38" calcext:value-type="float">
            <text:p>4,38</text:p>
          </table:table-cell>
          <table:table-cell table:number-columns-repeated="10"/>
          <table:table-cell table:formula="of:=([.W150]+[.W126]+[.W102]+[.W78]+[.W54])/5" office:value-type="string" office:string-value="" calcext:value-type="error">
            <text:p>#DIV/0!</text:p>
          </table:table-cell>
          <table:table-cell table:formula="of:=([.X150]+[.X126]+[.X102]+[.X78]+[.X54])/5" office:value-type="string" office:string-value="" calcext:value-type="error">
            <text:p>#DIV/0!</text:p>
          </table:table-cell>
        </table:table-row>
        <table:table-row table:style-name="ro1" table:number-rows-repeated="1048421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elected_signals_DFT" table:style-name="ta1">
        <table:table-column table:style-name="co1" table:number-columns-repeated="12" table:default-cell-style-name="Default"/>
        <table:table-column table:style-name="co1" table:default-cell-style-name="ce4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0.9.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Only results with parameters near the true values were included.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-reduction DFT</text:p>
          </table:table-cell>
          <table:table-cell table:number-columns-repeated="23"/>
        </table:table-row>
        <table:table-row table:style-name="ro1" table:number-rows-repeated="25">
          <table:table-cell table:number-columns-repeated="24"/>
        </table:table-row>
        <table:table-row table:style-name="ro1">
          <table:table-cell table:number-columns-repeated="16"/>
          <table:table-cell office:value-type="string" calcext:value-type="string">
            <text:p>hard to find true values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table:style-name="ce10" office:value-type="string" calcext:value-type="string">
            <text:p>aetherise.sh <text:s/>dcm/csv/*.csv -aggregate fit -stats -fit_sine -reduction DFT -simulation -sim_sys &lt; selected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0" office:value-type="string" calcext:value-type="string">
            <text:p>aetherise.sh <text:s/>-single dcm/csv/*.csv -aggregate fit -stats -fit_sine -reduction DFT -simulation -sim_sys &lt; selected_signals.txt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5" office:value-type="string" calcext:value-type="string">
            <text:p>aetherise.sh -single dcm/csv/*.csv dcm/csv/*/*.csv -aggregate fit -reduction DFT -stats <text:s/>-fit_amplitude -simulation -sim_sys &lt; selected_signals.txt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6 Azimuths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Azimuths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Sine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Sine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Azimuths 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Azimuths 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Sine 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Sine amp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,1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.1" calcext:value-type="float">
            <text:p>2,1</text:p>
          </table:table-cell>
          <table:table-cell table:number-columns-repeated="4"/>
          <table:table-cell office:value-type="float" office:value="7.3" calcext:value-type="float">
            <text:p>7,3</text:p>
          </table:table-cell>
          <table:table-cell office:value-type="float" office:value="0.2" calcext:value-type="float">
            <text:p>0,2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6" calcext:value-type="float">
            <text:p>1,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2.6" calcext:value-type="float">
            <text:p>2,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,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,8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,7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,6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,7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4" calcext:value-type="float">
            <text:p>1,4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,6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table:formula="of:=AVERAGE([.H33:.H52])" office:value-type="float" office:value="18.3" calcext:value-type="float">
            <text:p>18,3</text:p>
          </table:table-cell>
          <table:table-cell table:formula="of:=AVERAGE([.I33:.I52])" office:value-type="float" office:value="1.185" calcext:value-type="float">
            <text:p>1,185</text:p>
          </table:table-cell>
          <table:table-cell/>
          <table:table-cell table:formula="of:=AVERAGE([.K33:.K52])" office:value-type="float" office:value="16.2" calcext:value-type="float">
            <text:p>16,2</text:p>
          </table:table-cell>
          <table:table-cell table:formula="of:=AVERAGE([.L33:.L52])" office:value-type="float" office:value="1.055" calcext:value-type="float">
            <text:p>1,055</text:p>
          </table:table-cell>
          <table:table-cell table:number-columns-repeated="4"/>
          <table:table-cell table:formula="of:=AVERAGE([.Q33:.Q52])" office:value-type="float" office:value="27.66" calcext:value-type="float">
            <text:p>27,66</text:p>
          </table:table-cell>
          <table:table-cell table:formula="of:=AVERAGE([.R33:.R52])" office:value-type="float" office:value="1.22" calcext:value-type="float">
            <text:p>1,22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MEDIAN([.H33:.H52])" office:value-type="float" office:value="17.5" calcext:value-type="float">
            <text:p>17,5</text:p>
          </table:table-cell>
          <table:table-cell table:formula="of:=MEDIAN([.I33:.I52])" office:value-type="float" office:value="1.1" calcext:value-type="float">
            <text:p>1,1</text:p>
          </table:table-cell>
          <table:table-cell/>
          <table:table-cell table:formula="of:=MEDIAN([.K33:.K52])" office:value-type="float" office:value="14.5" calcext:value-type="float">
            <text:p>14,5</text:p>
          </table:table-cell>
          <table:table-cell table:formula="of:=MEDIAN([.L33:.L52])" office:value-type="float" office:value="1" calcext:value-type="float">
            <text:p>1</text:p>
          </table:table-cell>
          <table:table-cell table:number-columns-repeated="4"/>
          <table:table-cell table:formula="of:=MEDIAN([.Q33:.Q52])" office:value-type="float" office:value="29" calcext:value-type="float">
            <text:p>29</text:p>
          </table:table-cell>
          <table:table-cell table:formula="of:=MEDIAN([.R33:.R52])"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,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.1" calcext:value-type="float">
            <text:p>2,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,7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,4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.2" calcext:value-type="float">
            <text:p>1,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,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,9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4" calcext:value-type="float">
            <text:p>1,4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,4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,4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,6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.5" calcext:value-type="float">
            <text:p>1,5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,8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,6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table:formula="of:=AVERAGE([.H57:.H76])" office:value-type="float" office:value="17.65" calcext:value-type="float">
            <text:p>17,65</text:p>
          </table:table-cell>
          <table:table-cell table:formula="of:=AVERAGE([.I57:.I76])" office:value-type="float" office:value="1.055" calcext:value-type="float">
            <text:p>1,055</text:p>
          </table:table-cell>
          <table:table-cell/>
          <table:table-cell table:formula="of:=AVERAGE([.K57:.K76])" office:value-type="float" office:value="18" calcext:value-type="float">
            <text:p>18</text:p>
          </table:table-cell>
          <table:table-cell table:formula="of:=AVERAGE([.L57:.L76])" office:value-type="float" office:value="1.135" calcext:value-type="float">
            <text:p>1,135</text:p>
          </table:table-cell>
          <table:table-cell table:number-columns-repeated="12"/>
        </table:table-row>
        <table:table-row table:style-name="ro1">
          <table:table-cell table:number-columns-repeated="7"/>
          <table:table-cell table:formula="of:=MEDIAN([.H57:.H76])" office:value-type="float" office:value="17.5" calcext:value-type="float">
            <text:p>17,5</text:p>
          </table:table-cell>
          <table:table-cell table:formula="of:=MEDIAN([.I57:.I76])" office:value-type="float" office:value="0.95" calcext:value-type="float">
            <text:p>0,95</text:p>
          </table:table-cell>
          <table:table-cell/>
          <table:table-cell table:formula="of:=MEDIAN([.K57:.K76])" office:value-type="float" office:value="18" calcext:value-type="float">
            <text:p>18</text:p>
          </table:table-cell>
          <table:table-cell table:formula="of:=MEDIAN([.L57:.L76])" office:value-type="float" office:value="1.15" calcext:value-type="float">
            <text:p>1,15</text:p>
          </table:table-cell>
          <table:table-cell table:number-columns-repeated="12"/>
        </table:table-row>
        <table:table-row table:style-name="ro1" table:number-rows-repeated="104849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imulation_signals_DFT" table:style-name="ta1">
        <table:table-column table:style-name="co1" table:number-columns-repeated="12" table:default-cell-style-name="Default"/>
        <table:table-column table:style-name="co1" table:default-cell-style-name="ce4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0.9.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Only results with parameters near the true values were included.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-reduction DFT</text:p>
          </table:table-cell>
          <table:table-cell table:number-columns-repeated="23"/>
        </table:table-row>
        <table:table-row table:style-name="ro1" table:number-rows-repeated="27">
          <table:table-cell table:number-columns-repeated="24"/>
        </table:table-row>
        <table:table-row table:style-name="ro1">
          <table:table-cell/>
          <table:table-cell table:style-name="ce15" office:value-type="string" calcext:value-type="string">
            <text:p>aetherise.sh dcm/csv/*.csv dcm/csv/*/*.csv -aggregate fit -reduction DFT -stats <text:s/>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-single dcm/csv/*.csv dcm/csv/*/*.csv -aggregate fit -reduction DFT -stats <text:s/>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dcm/csv/*.csv dcm/csv/*/*.csv -aggregate fit -reduction DFT -stats -fit_sine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-single dcm/csv/*.csv dcm/csv/*/*.csv -aggregate fit -reduction DFT -stats -fit_sine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dcm/csv/*.csv dcm/csv/*/*.csv -aggregate fit -reduction DFT -stats <text:s/>-fit_amplitude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-single dcm/csv/*.csv dcm/csv/*/*.csv -aggregate fit -reduction DFT -stats <text:s/>-fit_amplitude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dcm/csv/*.csv dcm/csv/*/*.csv -aggregate fit -reduction DFT -stats -fit_sine -fit_amplitude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-single dcm/csv/*.csv dcm/csv/*/*.csv -aggregate fit -reduction DFT -stats -fit_sine -fit_amplitude -simulation -sim_sys &lt; simulation_signals.tx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16 Azimuths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Azimuths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Sine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Sine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Azimuths 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Azimuths 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Sine 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Sine amp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.1" calcext:value-type="float">
            <text:p>6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.1" calcext:value-type="float">
            <text:p>7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.5" calcext:value-type="float">
            <text:p>6,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6.6" calcext:value-type="float">
            <text:p>6,6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7" calcext:value-type="float">
            <text:p>3,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.2" calcext:value-type="float">
            <text:p>3,2</text:p>
          </table:table-cell>
          <table:table-cell/>
          <table:table-cell office:value-type="float" office:value="9.7" calcext:value-type="float">
            <text:p>9,7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.8" calcext:value-type="float">
            <text:p>3,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4.6" calcext:value-type="float">
            <text:p>4,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.7" calcext:value-type="float">
            <text:p>4,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.2" calcext:value-type="float">
            <text:p>7,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6.7" calcext:value-type="float">
            <text:p>6,7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7.9" calcext:value-type="float">
            <text:p>7,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5.8" calcext:value-type="float">
            <text:p>5,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5.4" calcext:value-type="float">
            <text:p>5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.4" calcext:value-type="float">
            <text:p>4,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7.7" calcext:value-type="float">
            <text:p>7,7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8.6" calcext:value-type="float">
            <text:p>8,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.3" calcext:value-type="float">
            <text:p>7,3</text:p>
          </table:table-cell>
          <table:table-cell/>
          <table:table-cell office:value-type="float" office:value="9.8" calcext:value-type="float">
            <text:p>9,8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4.1" calcext:value-type="float">
            <text:p>4,1</text:p>
          </table:table-cell>
          <table:table-cell/>
          <table:table-cell office:value-type="float" office:value="6.4" calcext:value-type="float">
            <text:p>6,4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5.3" calcext:value-type="float">
            <text:p>5,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6.2" calcext:value-type="float">
            <text:p>6,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7" calcext:value-type="float">
            <text:p>4,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9.8" calcext:value-type="float">
            <text:p>9,8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7.8" calcext:value-type="float">
            <text:p>7,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6.7" calcext:value-type="float">
            <text:p>6,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.6" calcext:value-type="float">
            <text:p>6,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4.3" calcext:value-type="float">
            <text:p>4,3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6.6" calcext:value-type="float">
            <text:p>6,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6.3" calcext:value-type="float">
            <text:p>6,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9.1" calcext:value-type="float">
            <text:p>9,1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8.3" calcext:value-type="float">
            <text:p>8,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5.9" calcext:value-type="float">
            <text:p>5,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5.8" calcext:value-type="float">
            <text:p>5,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4.2" calcext:value-type="float">
            <text:p>4,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formula="of:=AVERAGE([.B33:.B52])" office:value-type="float" office:value="316.95" calcext:value-type="float">
            <text:p>316,95</text:p>
          </table:table-cell>
          <table:table-cell table:formula="of:=AVERAGE([.C33:.C52])" office:value-type="float" office:value="17.7" calcext:value-type="float">
            <text:p>17,7</text:p>
          </table:table-cell>
          <table:table-cell/>
          <table:table-cell table:formula="of:=AVERAGE([.E33:.E52])" office:value-type="float" office:value="135.85" calcext:value-type="float">
            <text:p>135,85</text:p>
          </table:table-cell>
          <table:table-cell table:formula="of:=AVERAGE([.F33:.F52])" office:value-type="float" office:value="6.425" calcext:value-type="float">
            <text:p>6,425</text:p>
          </table:table-cell>
          <table:table-cell/>
          <table:table-cell table:formula="of:=AVERAGE([.H33:.H52])" office:value-type="float" office:value="25.79" calcext:value-type="float">
            <text:p>25,79</text:p>
          </table:table-cell>
          <table:table-cell table:formula="of:=AVERAGE([.I33:.I52])" office:value-type="float" office:value="1.33" calcext:value-type="float">
            <text:p>1,33</text:p>
          </table:table-cell>
          <table:table-cell/>
          <table:table-cell table:formula="of:=AVERAGE([.K33:.K52])" office:value-type="float" office:value="25.1" calcext:value-type="float">
            <text:p>25,1</text:p>
          </table:table-cell>
          <table:table-cell table:formula="of:=AVERAGE([.L33:.L52])" office:value-type="float" office:value="1.27" calcext:value-type="float">
            <text:p>1,27</text:p>
          </table:table-cell>
          <table:table-cell/>
          <table:table-cell table:formula="of:=AVERAGE([.N33:.N52])" office:value-type="float" office:value="22.89" calcext:value-type="float">
            <text:p>22,89</text:p>
          </table:table-cell>
          <table:table-cell table:formula="of:=AVERAGE([.O33:.O52])" office:value-type="float" office:value="1.06" calcext:value-type="float">
            <text:p>1,06</text:p>
          </table:table-cell>
          <table:table-cell/>
          <table:table-cell table:formula="of:=AVERAGE([.Q33:.Q52])" office:value-type="float" office:value="59.5" calcext:value-type="float">
            <text:p>59,5</text:p>
          </table:table-cell>
          <table:table-cell table:formula="of:=AVERAGE([.R33:.R52])" office:value-type="float" office:value="1.94" calcext:value-type="float">
            <text:p>1,94</text:p>
          </table:table-cell>
          <table:table-cell/>
          <table:table-cell table:formula="of:=AVERAGE([.T33:.T52])" office:value-type="float" office:value="8.565" calcext:value-type="float">
            <text:p>8,565</text:p>
          </table:table-cell>
          <table:table-cell table:formula="of:=AVERAGE([.U33:.U52])" office:value-type="float" office:value="0.325" calcext:value-type="float">
            <text:p>0,325</text:p>
          </table:table-cell>
          <table:table-cell/>
          <table:table-cell table:formula="of:=AVERAGE([.W33:.W52])" office:value-type="float" office:value="11.66" calcext:value-type="float">
            <text:p>11,66</text:p>
          </table:table-cell>
          <table:table-cell table:formula="of:=AVERAGE([.X33:.X52])" office:value-type="float" office:value="0.44" calcext:value-type="float">
            <text:p>0,44</text:p>
          </table:table-cell>
        </table:table-row>
        <table:table-row table:style-name="ro1">
          <table:table-cell/>
          <table:table-cell table:formula="of:=MEDIAN([.B33:.B52])" office:value-type="float" office:value="323" calcext:value-type="float">
            <text:p>323</text:p>
          </table:table-cell>
          <table:table-cell table:formula="of:=MEDIAN([.C33:.C52])" office:value-type="float" office:value="18" calcext:value-type="float">
            <text:p>18</text:p>
          </table:table-cell>
          <table:table-cell/>
          <table:table-cell table:formula="of:=MEDIAN([.E33:.E52])" office:value-type="float" office:value="129" calcext:value-type="float">
            <text:p>129</text:p>
          </table:table-cell>
          <table:table-cell table:formula="of:=MEDIAN([.F33:.F52])" office:value-type="float" office:value="6.1" calcext:value-type="float">
            <text:p>6,1</text:p>
          </table:table-cell>
          <table:table-cell/>
          <table:table-cell table:formula="of:=MEDIAN([.H33:.H52])" office:value-type="float" office:value="25" calcext:value-type="float">
            <text:p>25</text:p>
          </table:table-cell>
          <table:table-cell table:formula="of:=MEDIAN([.I33:.I52])" office:value-type="float" office:value="1.25" calcext:value-type="float">
            <text:p>1,25</text:p>
          </table:table-cell>
          <table:table-cell/>
          <table:table-cell table:formula="of:=MEDIAN([.K33:.K52])" office:value-type="float" office:value="27" calcext:value-type="float">
            <text:p>27</text:p>
          </table:table-cell>
          <table:table-cell table:formula="of:=MEDIAN([.L33:.L52])" office:value-type="float" office:value="1.25" calcext:value-type="float">
            <text:p>1,25</text:p>
          </table:table-cell>
          <table:table-cell/>
          <table:table-cell table:formula="of:=MEDIAN([.N33:.N52])" office:value-type="float" office:value="21.5" calcext:value-type="float">
            <text:p>21,5</text:p>
          </table:table-cell>
          <table:table-cell table:formula="of:=MEDIAN([.O33:.O52])" office:value-type="float" office:value="0.85" calcext:value-type="float">
            <text:p>0,85</text:p>
          </table:table-cell>
          <table:table-cell/>
          <table:table-cell table:formula="of:=MEDIAN([.Q33:.Q52])" office:value-type="float" office:value="53" calcext:value-type="float">
            <text:p>53</text:p>
          </table:table-cell>
          <table:table-cell table:formula="of:=MEDIAN([.R33:.R52])" office:value-type="float" office:value="1.75" calcext:value-type="float">
            <text:p>1,75</text:p>
          </table:table-cell>
          <table:table-cell/>
          <table:table-cell table:formula="of:=MEDIAN([.T33:.T52])" office:value-type="float" office:value="7.05" calcext:value-type="float">
            <text:p>7,05</text:p>
          </table:table-cell>
          <table:table-cell table:formula="of:=MEDIAN([.U33:.U52])" office:value-type="float" office:value="0.3" calcext:value-type="float">
            <text:p>0,3</text:p>
          </table:table-cell>
          <table:table-cell/>
          <table:table-cell table:formula="of:=MEDIAN([.W33:.W52])" office:value-type="float" office:value="10" calcext:value-type="float">
            <text:p>10</text:p>
          </table:table-cell>
          <table:table-cell table:formula="of:=MEDIAN([.X33:.X52])" office:value-type="float" office:value="0.3" calcext:value-type="float">
            <text:p>0,3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6" calcext:value-type="float">
            <text:p>1,6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7"/>
          <table:table-cell office:value-type="float" office:value="3.2" calcext:value-type="float">
            <text:p>3,2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,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3" calcext:value-type="float">
            <text:p>1,3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.5" calcext:value-type="float">
            <text:p>1,5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,8</text:p>
          </table:table-cell>
          <table:table-cell table:number-columns-repeated="7"/>
          <table:table-cell office:value-type="float" office:value="9.4" calcext:value-type="float">
            <text:p>9,4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8" calcext:value-type="float">
            <text:p>1,8</text:p>
          </table:table-cell>
          <table:table-cell table:number-columns-repeated="7"/>
          <table:table-cell office:value-type="float" office:value="7.6" calcext:value-type="float">
            <text:p>7,6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" calcext:value-type="float">
            <text:p>0,9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,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7"/>
          <table:table-cell office:value-type="float" office:value="6.7" calcext:value-type="float">
            <text:p>6,7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 table:number-columns-repeated="7"/>
          <table:table-cell office:value-type="float" office:value="9.5" calcext:value-type="float">
            <text:p>9,5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.8" calcext:value-type="float">
            <text:p>1,8</text:p>
          </table:table-cell>
          <table:table-cell table:number-columns-repeated="7"/>
          <table:table-cell office:value-type="float" office:value="7.1" calcext:value-type="float">
            <text:p>7,1</text:p>
          </table:table-cell>
          <table:table-cell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2" calcext:value-type="float">
            <text:p>1,2</text:p>
          </table:table-cell>
          <table:table-cell table:number-columns-repeated="7"/>
          <table:table-cell office:value-type="float" office:value="5.8" calcext:value-type="float">
            <text:p>5,8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.1" calcext:value-type="float">
            <text:p>1,1</text:p>
          </table:table-cell>
          <table:table-cell table:number-columns-repeated="7"/>
          <table:table-cell office:value-type="float" office:value="4.8" calcext:value-type="float">
            <text:p>4,8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9.6" calcext:value-type="float">
            <text:p>9,6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.7" calcext:value-type="float">
            <text:p>4,7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" calcext:value-type="float">
            <text:p>0,6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table:formula="of:=AVERAGE([.H57:.H76])" office:value-type="float" office:value="24.25" calcext:value-type="float">
            <text:p>24,25</text:p>
          </table:table-cell>
          <table:table-cell table:formula="of:=AVERAGE([.I57:.I76])" office:value-type="float" office:value="1.2" calcext:value-type="float">
            <text:p>1,2</text:p>
          </table:table-cell>
          <table:table-cell/>
          <table:table-cell table:formula="of:=AVERAGE([.K57:.K76])" office:value-type="float" office:value="26.9" calcext:value-type="float">
            <text:p>26,9</text:p>
          </table:table-cell>
          <table:table-cell table:formula="of:=AVERAGE([.L57:.L76])" office:value-type="float" office:value="1.26" calcext:value-type="float">
            <text:p>1,26</text:p>
          </table:table-cell>
          <table:table-cell table:number-columns-repeated="7"/>
          <table:table-cell table:formula="of:=AVERAGE([.T57:.T76])" office:value-type="float" office:value="9.62" calcext:value-type="float">
            <text:p>9,62</text:p>
          </table:table-cell>
          <table:table-cell table:formula="of:=AVERAGE([.U57:.U76])" office:value-type="float" office:value="0.33" calcext:value-type="float">
            <text:p>0,33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MEDIAN([.H57:.H76])" office:value-type="float" office:value="23.5" calcext:value-type="float">
            <text:p>23,5</text:p>
          </table:table-cell>
          <table:table-cell table:formula="of:=MEDIAN([.I57:.I76])" office:value-type="float" office:value="1.05" calcext:value-type="float">
            <text:p>1,05</text:p>
          </table:table-cell>
          <table:table-cell/>
          <table:table-cell table:formula="of:=MEDIAN([.K57:.K76])" office:value-type="float" office:value="25" calcext:value-type="float">
            <text:p>25</text:p>
          </table:table-cell>
          <table:table-cell table:formula="of:=MEDIAN([.L57:.L76])" office:value-type="float" office:value="1.2" calcext:value-type="float">
            <text:p>1,2</text:p>
          </table:table-cell>
          <table:table-cell table:number-columns-repeated="7"/>
          <table:table-cell table:formula="of:=MEDIAN([.T57:.T76])" office:value-type="float" office:value="9.55" calcext:value-type="float">
            <text:p>9,55</text:p>
          </table:table-cell>
          <table:table-cell table:formula="of:=MEDIAN([.U57:.U76])"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,7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,4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6" calcext:value-type="float">
            <text:p>1,6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6" calcext:value-type="float">
            <text:p>1,6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1" calcext:value-type="float">
            <text:p>2,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,6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" calcext:value-type="float">
            <text:p>0,9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,9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.3" calcext:value-type="float">
            <text:p>1,3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,6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.3" calcext:value-type="float">
            <text:p>1,3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3" calcext:value-type="float">
            <text:p>1,3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,6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9" calcext:value-type="float">
            <text:p>1,9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,2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table:formula="of:=AVERAGE([.H81:.H100])" office:value-type="float" office:value="26.65" calcext:value-type="float">
            <text:p>26,65</text:p>
          </table:table-cell>
          <table:table-cell table:formula="of:=AVERAGE([.I81:.I100])" office:value-type="float" office:value="1.41" calcext:value-type="float">
            <text:p>1,41</text:p>
          </table:table-cell>
          <table:table-cell/>
          <table:table-cell table:formula="of:=AVERAGE([.K81:.K100])" office:value-type="float" office:value="25.25" calcext:value-type="float">
            <text:p>25,25</text:p>
          </table:table-cell>
          <table:table-cell table:formula="of:=AVERAGE([.L81:.L100])" office:value-type="float" office:value="1.33" calcext:value-type="float">
            <text:p>1,33</text:p>
          </table:table-cell>
          <table:table-cell table:number-columns-repeated="12"/>
        </table:table-row>
        <table:table-row table:style-name="ro1">
          <table:table-cell table:number-columns-repeated="7"/>
          <table:table-cell table:formula="of:=MEDIAN([.H81:.H100])" office:value-type="float" office:value="26" calcext:value-type="float">
            <text:p>26</text:p>
          </table:table-cell>
          <table:table-cell table:formula="of:=MEDIAN([.I81:.I100])" office:value-type="float" office:value="1.35" calcext:value-type="float">
            <text:p>1,35</text:p>
          </table:table-cell>
          <table:table-cell/>
          <table:table-cell table:formula="of:=MEDIAN([.K81:.K100])" office:value-type="float" office:value="25.5" calcext:value-type="float">
            <text:p>25,5</text:p>
          </table:table-cell>
          <table:table-cell table:formula="of:=MEDIAN([.L81:.L100])" office:value-type="float" office:value="1.3" calcext:value-type="float">
            <text:p>1,3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0.6" calcext:value-type="float">
            <text:p>0,6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1.1" calcext:value-type="float">
            <text:p>1,1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,4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.4" calcext:value-type="float">
            <text:p>1,4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1.1" calcext:value-type="float">
            <text:p>1,1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1.3" calcext:value-type="float">
            <text:p>1,3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1.4" calcext:value-type="float">
            <text:p>1,4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.6" calcext:value-type="float">
            <text:p>1,6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1.5" calcext:value-type="float">
            <text:p>1,5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1.9" calcext:value-type="float">
            <text:p>1,9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6" calcext:value-type="float">
            <text:p>1,6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.1" calcext:value-type="float">
            <text:p>1,1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1" calcext:value-type="float">
            <text:p>1,1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,4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4" calcext:value-type="float">
            <text:p>1,4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.5" calcext:value-type="float">
            <text:p>1,5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1.1" calcext:value-type="float">
            <text:p>1,1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,7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table:formula="of:=AVERAGE([.H105:.H124])" office:value-type="float" office:value="26.2" calcext:value-type="float">
            <text:p>26,2</text:p>
          </table:table-cell>
          <table:table-cell table:formula="of:=AVERAGE([.I105:.I124])" office:value-type="float" office:value="1.305" calcext:value-type="float">
            <text:p>1,30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EDIAN([.H105:.H124])" office:value-type="float" office:value="26" calcext:value-type="float">
            <text:p>26</text:p>
          </table:table-cell>
          <table:table-cell table:formula="of:=MEDIAN([.I105:.I124])" office:value-type="float" office:value="1.4" calcext:value-type="float">
            <text:p>1,4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.3" calcext:value-type="float">
            <text:p>1,3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1.4" calcext:value-type="float">
            <text:p>1,4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.4" calcext:value-type="float">
            <text:p>1,4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9" calcext:value-type="float">
            <text:p>0,9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,1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,8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1.1" calcext:value-type="float">
            <text:p>1,1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1.2" calcext:value-type="float">
            <text:p>1,2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2.2" calcext:value-type="float">
            <text:p>2,2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,1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,4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1.1" calcext:value-type="float">
            <text:p>1,1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2.4" calcext:value-type="float">
            <text:p>2,4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,8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2.3" calcext:value-type="float">
            <text:p>2,3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2.8" calcext:value-type="float">
            <text:p>2,8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0.9" calcext:value-type="float">
            <text:p>0,9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table:formula="of:=AVERAGE([.H129:.H148])" office:value-type="float" office:value="26.95" calcext:value-type="float">
            <text:p>26,95</text:p>
          </table:table-cell>
          <table:table-cell table:formula="of:=AVERAGE([.I129:.I148])" office:value-type="float" office:value="1.46" calcext:value-type="float">
            <text:p>1,46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EDIAN([.H129:.H148])" office:value-type="float" office:value="25" calcext:value-type="float">
            <text:p>25</text:p>
          </table:table-cell>
          <table:table-cell table:formula="of:=MEDIAN([.I129:.I148])" office:value-type="float" office:value="1.25" calcext:value-type="float">
            <text:p>1,25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table:style-name="ce21" table:number-columns-repeated="2"/>
          <table:table-cell table:number-columns-repeated="15"/>
        </table:table-row>
        <table:table-row table:style-name="ro1">
          <table:table-cell table:number-columns-repeated="7"/>
          <table:table-cell table:formula="of:=([.H150]+[.H126]+[.H102]+[.H78]+[.H54])/5" office:value-type="float" office:value="25.968" calcext:value-type="float">
            <text:p>25,968</text:p>
          </table:table-cell>
          <table:table-cell table:formula="of:=([.I150]+[.I126]+[.I102]+[.I78]+[.I54])/5" office:value-type="float" office:value="1.341" calcext:value-type="float">
            <text:p>1,341</text:p>
          </table:table-cell>
          <table:table-cell table:number-columns-repeated="15"/>
        </table:table-row>
        <table:table-row table:style-name="ro1" table:number-rows-repeated="1048421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imulation_signals_optimal_DFT" table:style-name="ta1">
        <table:table-column table:style-name="co1" table:number-columns-repeated="12" table:default-cell-style-name="Default"/>
        <table:table-column table:style-name="co1" table:default-cell-style-name="ce4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0.9.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Only results with parameters near the true values were included.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-reduction DFT</text:p>
          </table:table-cell>
          <table:table-cell table:number-columns-repeated="23"/>
        </table:table-row>
        <table:table-row table:style-name="ro1" table:number-rows-repeated="27">
          <table:table-cell table:number-columns-repeated="24"/>
        </table:table-row>
        <table:table-row table:style-name="ro1">
          <table:table-cell/>
          <table:table-cell table:style-name="ce15" office:value-type="string" calcext:value-type="string">
            <text:p>aetherise.sh <text:s/>dcm/csv/*.csv dcm/csv/*/*.csv -aggregate fit -reduction DFT -stats <text:s/>-simulation <text:s/>-sim_sys &lt; simulation_signals_optimal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-single dcm/csv/*.csv dcm/csv/*/*.csv -aggregate fit -reduction DFT -stats <text:s/>-simulation -sim_sys &lt; simulation_signals_optimal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<text:s/>dcm/csv/*.csv dcm/csv/*/*.csv -aggregate fit -reduction DFT -stats -fit_sine -simulation -sim_sys &lt; simulation_signals_optimal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-single dcm/csv/*.csv dcm/csv/*/*.csv -aggregate fit -reduction DFT -stats -fit_sine -simulation -sim_sys &lt; simulation_signals_optimal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dcm/csv/*.csv dcm/csv/*/*.csv -aggregate fit -reduction DFT -stats <text:s/>-fit_amplitude -simulation -sim_sys &lt; simulation_signals_optimal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-single dcm/csv/*.csv dcm/csv/*/*.csv -aggregate fit -reduction DFT -stats <text:s/>-fit_amplitude -simulation -sim_sys &lt; simulation_signals_optimal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dcm/csv/*.csv dcm/csv/*/*.csv -aggregate fit -reduction DFT -stats -fit_sine -fit_amplitude -simulation -sim_sys &lt; simulation_signals_optimal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-single dcm/csv/*.csv dcm/csv/*/*.csv -aggregate fit -reduction DFT -stats -fit_sine -fit_amplitude -simulation -sim_sys &lt; simulation_signals_optimal.tx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16 Azimuths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Azimuths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Sine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Sine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Azimuths 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Azimuths 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Sine 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Sine amp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.7" calcext:value-type="float">
            <text:p>6,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7.4" calcext:value-type="float">
            <text:p>7,4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2.7" calcext:value-type="float">
            <text:p>2,7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5.3" calcext:value-type="float">
            <text:p>5,3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5.8" calcext:value-type="float">
            <text:p>5,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3.7" calcext:value-type="float">
            <text:p>3,7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7.7" calcext:value-type="float">
            <text:p>7,7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.1" calcext:value-type="float">
            <text:p>6,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.7" calcext:value-type="float">
            <text:p>5,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.8" calcext:value-type="float">
            <text:p>5,8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7.8" calcext:value-type="float">
            <text:p>7,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4.2" calcext:value-type="float">
            <text:p>4,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5.7" calcext:value-type="float">
            <text:p>5,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6.9" calcext:value-type="float">
            <text:p>6,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.6" calcext:value-type="float">
            <text:p>2,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8.2" calcext:value-type="float">
            <text:p>8,2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6.6" calcext:value-type="float">
            <text:p>6,6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8.4" calcext:value-type="float">
            <text:p>8,4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7.3" calcext:value-type="float">
            <text:p>7,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.9" calcext:value-type="float">
            <text:p>4,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3.9" calcext:value-type="float">
            <text:p>3,9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6.4" calcext:value-type="float">
            <text:p>6,4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.3" calcext:value-type="float">
            <text:p>7,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7.3" calcext:value-type="float">
            <text:p>7,3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4.3" calcext:value-type="float">
            <text:p>4,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7.8" calcext:value-type="float">
            <text:p>7,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7.6" calcext:value-type="float">
            <text:p>7,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.3" calcext:value-type="float">
            <text:p>7,3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3.9" calcext:value-type="float">
            <text:p>3,9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9.6" calcext:value-type="float">
            <text:p>9,6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.3" calcext:value-type="float">
            <text:p>4,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.9" calcext:value-type="float">
            <text:p>3,9</text:p>
          </table:table-cell>
          <table:table-cell/>
          <table:table-cell office:value-type="float" office:value="6.7" calcext:value-type="float">
            <text:p>6,7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3.3" calcext:value-type="float">
            <text:p>3,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.9" calcext:value-type="float">
            <text:p>4,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.1" calcext:value-type="float">
            <text:p>3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3" calcext:value-type="float">
            <text:p>2,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3" calcext:value-type="float">
            <text:p>2,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4.4" calcext:value-type="float">
            <text:p>4,4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7.8" calcext:value-type="float">
            <text:p>7,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8.8" calcext:value-type="float">
            <text:p>8,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4.9" calcext:value-type="float">
            <text:p>4,9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.6" calcext:value-type="float">
            <text:p>4,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3.1" calcext:value-type="float">
            <text:p>3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3.4" calcext:value-type="float">
            <text:p>3,4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4.2" calcext:value-type="float">
            <text:p>4,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.9" calcext:value-type="float">
            <text:p>5,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.4" calcext:value-type="float">
            <text:p>6,4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6.5" calcext:value-type="float">
            <text:p>6,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.9" calcext:value-type="float">
            <text:p>4,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8.6" calcext:value-type="float">
            <text:p>8,6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.5" calcext:value-type="float">
            <text:p>5,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7.3" calcext:value-type="float">
            <text:p>7,3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,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8.9" calcext:value-type="float">
            <text:p>8,9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formula="of:=AVERAGE([.B33:.B52])" office:value-type="float" office:value="202.6" calcext:value-type="float">
            <text:p>202,6</text:p>
          </table:table-cell>
          <table:table-cell table:formula="of:=AVERAGE([.C33:.C52])" office:value-type="float" office:value="16.445" calcext:value-type="float">
            <text:p>16,445</text:p>
          </table:table-cell>
          <table:table-cell/>
          <table:table-cell table:formula="of:=AVERAGE([.E33:.E52])" office:value-type="float" office:value="80.3" calcext:value-type="float">
            <text:p>80,3</text:p>
          </table:table-cell>
          <table:table-cell table:formula="of:=AVERAGE([.F33:.F52])" office:value-type="float" office:value="5.805" calcext:value-type="float">
            <text:p>5,805</text:p>
          </table:table-cell>
          <table:table-cell/>
          <table:table-cell table:formula="of:=AVERAGE([.H33:.H52])" office:value-type="float" office:value="17.8" calcext:value-type="float">
            <text:p>17,8</text:p>
          </table:table-cell>
          <table:table-cell table:formula="of:=AVERAGE([.I33:.I52])" office:value-type="float" office:value="1.27" calcext:value-type="float">
            <text:p>1,27</text:p>
          </table:table-cell>
          <table:table-cell/>
          <table:table-cell table:formula="of:=AVERAGE([.K33:.K52])" office:value-type="float" office:value="17.15" calcext:value-type="float">
            <text:p>17,15</text:p>
          </table:table-cell>
          <table:table-cell table:formula="of:=AVERAGE([.L33:.L52])" office:value-type="float" office:value="1.395" calcext:value-type="float">
            <text:p>1,395</text:p>
          </table:table-cell>
          <table:table-cell/>
          <table:table-cell table:formula="of:=AVERAGE([.N33:.N52])" office:value-type="float" office:value="12.105" calcext:value-type="float">
            <text:p>12,105</text:p>
          </table:table-cell>
          <table:table-cell table:formula="of:=AVERAGE([.O33:.O52])" office:value-type="float" office:value="0.58" calcext:value-type="float">
            <text:p>0,58</text:p>
          </table:table-cell>
          <table:table-cell/>
          <table:table-cell table:formula="of:=AVERAGE([.Q33:.Q52])" office:value-type="float" office:value="25.065" calcext:value-type="float">
            <text:p>25,065</text:p>
          </table:table-cell>
          <table:table-cell table:formula="of:=AVERAGE([.R33:.R52])" office:value-type="float" office:value="1.46" calcext:value-type="float">
            <text:p>1,46</text:p>
          </table:table-cell>
          <table:table-cell/>
          <table:table-cell table:formula="of:=AVERAGE([.T33:.T52])" office:value-type="float" office:value="5.145" calcext:value-type="float">
            <text:p>5,145</text:p>
          </table:table-cell>
          <table:table-cell table:formula="of:=AVERAGE([.U33:.U52])" office:value-type="float" office:value="0.23" calcext:value-type="float">
            <text:p>0,23</text:p>
          </table:table-cell>
          <table:table-cell/>
          <table:table-cell table:formula="of:=AVERAGE([.W33:.W52])" office:value-type="float" office:value="6.94" calcext:value-type="float">
            <text:p>6,94</text:p>
          </table:table-cell>
          <table:table-cell table:formula="of:=AVERAGE([.X33:.X52])" office:value-type="float" office:value="0.435" calcext:value-type="float">
            <text:p>0,435</text:p>
          </table:table-cell>
        </table:table-row>
        <table:table-row table:style-name="ro1">
          <table:table-cell/>
          <table:table-cell table:formula="of:=MEDIAN([.B33:.B52])" office:value-type="float" office:value="191" calcext:value-type="float">
            <text:p>191</text:p>
          </table:table-cell>
          <table:table-cell table:formula="of:=MEDIAN([.C33:.C52])" office:value-type="float" office:value="14.5" calcext:value-type="float">
            <text:p>14,5</text:p>
          </table:table-cell>
          <table:table-cell/>
          <table:table-cell table:formula="of:=MEDIAN([.E33:.E52])" office:value-type="float" office:value="71.5" calcext:value-type="float">
            <text:p>71,5</text:p>
          </table:table-cell>
          <table:table-cell table:formula="of:=MEDIAN([.F33:.F52])" office:value-type="float" office:value="5.25" calcext:value-type="float">
            <text:p>5,25</text:p>
          </table:table-cell>
          <table:table-cell/>
          <table:table-cell table:formula="of:=MEDIAN([.H33:.H52])" office:value-type="float" office:value="18" calcext:value-type="float">
            <text:p>18</text:p>
          </table:table-cell>
          <table:table-cell table:formula="of:=MEDIAN([.I33:.I52])" office:value-type="float" office:value="1.15" calcext:value-type="float">
            <text:p>1,15</text:p>
          </table:table-cell>
          <table:table-cell/>
          <table:table-cell table:formula="of:=MEDIAN([.K33:.K52])" office:value-type="float" office:value="16.5" calcext:value-type="float">
            <text:p>16,5</text:p>
          </table:table-cell>
          <table:table-cell table:formula="of:=MEDIAN([.L33:.L52])" office:value-type="float" office:value="1.45" calcext:value-type="float">
            <text:p>1,45</text:p>
          </table:table-cell>
          <table:table-cell/>
          <table:table-cell table:formula="of:=MEDIAN([.N33:.N52])" office:value-type="float" office:value="8.3" calcext:value-type="float">
            <text:p>8,3</text:p>
          </table:table-cell>
          <table:table-cell table:formula="of:=MEDIAN([.O33:.O52])" office:value-type="float" office:value="0.55" calcext:value-type="float">
            <text:p>0,55</text:p>
          </table:table-cell>
          <table:table-cell/>
          <table:table-cell table:formula="of:=MEDIAN([.Q33:.Q52])" office:value-type="float" office:value="20" calcext:value-type="float">
            <text:p>20</text:p>
          </table:table-cell>
          <table:table-cell table:formula="of:=MEDIAN([.R33:.R52])" office:value-type="float" office:value="1.05" calcext:value-type="float">
            <text:p>1,05</text:p>
          </table:table-cell>
          <table:table-cell/>
          <table:table-cell table:formula="of:=MEDIAN([.T33:.T52])" office:value-type="float" office:value="4.95" calcext:value-type="float">
            <text:p>4,95</text:p>
          </table:table-cell>
          <table:table-cell table:formula="of:=MEDIAN([.U33:.U52])" office:value-type="float" office:value="0.2" calcext:value-type="float">
            <text:p>0,2</text:p>
          </table:table-cell>
          <table:table-cell/>
          <table:table-cell table:formula="of:=MEDIAN([.W33:.W52])" office:value-type="float" office:value="7.6" calcext:value-type="float">
            <text:p>7,6</text:p>
          </table:table-cell>
          <table:table-cell table:formula="of:=MEDIAN([.X33:.X52])" office:value-type="float" office:value="0.4" calcext:value-type="float">
            <text:p>0,4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10"/>
          <table:table-cell office:value-type="float" office:value="11.4" calcext:value-type="float">
            <text:p>11,4</text:p>
          </table:table-cell>
          <table:table-cell office:value-type="float" office:value="0.9" calcext:value-type="float">
            <text:p>0,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.5" calcext:value-type="float">
            <text:p>9,5</text:p>
          </table:table-cell>
          <table:table-cell office:value-type="float" office:value="0.7" calcext:value-type="float">
            <text:p>0,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2.1" calcext:value-type="float">
            <text:p>2,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,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1.3" calcext:value-type="float">
            <text:p>1,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,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1.6" calcext:value-type="float">
            <text:p>1,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1.3" calcext:value-type="float">
            <text:p>1,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,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,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,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,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1.9" calcext:value-type="float">
            <text:p>1,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,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1.9" calcext:value-type="float">
            <text:p>1,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0"/>
          <table:table-cell table:formula="of:=AVERAGE([.K57:.K76])" office:value-type="float" office:value="16.195" calcext:value-type="float">
            <text:p>16,195</text:p>
          </table:table-cell>
          <table:table-cell table:formula="of:=AVERAGE([.L57:.L76])" office:value-type="float" office:value="1.265" calcext:value-type="float">
            <text:p>1,265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formula="of:=MEDIAN([.K57:.K76])" office:value-type="float" office:value="13" calcext:value-type="float">
            <text:p>13</text:p>
          </table:table-cell>
          <table:table-cell table:formula="of:=MEDIAN([.L57:.L76])" office:value-type="float" office:value="1.05" calcext:value-type="float">
            <text:p>1,05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,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1.4" calcext:value-type="float">
            <text:p>1,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,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7.4" calcext:value-type="float">
            <text:p>7,4</text:p>
          </table:table-cell>
          <table:table-cell office:value-type="float" office:value="0.5" calcext:value-type="float">
            <text:p>0,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.4" calcext:value-type="float">
            <text:p>8,4</text:p>
          </table:table-cell>
          <table:table-cell office:value-type="float" office:value="0.6" calcext:value-type="float">
            <text:p>0,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1.4" calcext:value-type="float">
            <text:p>1,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.4" calcext:value-type="float">
            <text:p>9,4</text:p>
          </table:table-cell>
          <table:table-cell office:value-type="float" office:value="0.7" calcext:value-type="float">
            <text:p>0,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,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4.6" calcext:value-type="float">
            <text:p>4,6</text:p>
          </table:table-cell>
          <table:table-cell office:value-type="float" office:value="0.4" calcext:value-type="float">
            <text:p>0,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.8" calcext:value-type="float">
            <text:p>9,8</text:p>
          </table:table-cell>
          <table:table-cell office:value-type="float" office:value="0.7" calcext:value-type="float">
            <text:p>0,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1.2" calcext:value-type="float">
            <text:p>1,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.7" calcext:value-type="float">
            <text:p>8,7</text:p>
          </table:table-cell>
          <table:table-cell office:value-type="float" office:value="0.6" calcext:value-type="float">
            <text:p>0,6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0"/>
          <table:table-cell table:formula="of:=AVERAGE([.K81:.K100])" office:value-type="float" office:value="15.165" calcext:value-type="float">
            <text:p>15,165</text:p>
          </table:table-cell>
          <table:table-cell table:formula="of:=AVERAGE([.L81:.L100])" office:value-type="float" office:value="1.135" calcext:value-type="float">
            <text:p>1,135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formula="of:=MEDIAN([.K81:.K100])" office:value-type="float" office:value="13" calcext:value-type="float">
            <text:p>13</text:p>
          </table:table-cell>
          <table:table-cell table:formula="of:=MEDIAN([.L81:.L100])" office:value-type="float" office:value="1.1" calcext:value-type="float">
            <text:p>1,1</text:p>
          </table:table-cell>
          <table:table-cell table:number-columns-repeated="12"/>
        </table:table-row>
        <table:table-row table:style-name="ro1" table:number-rows-repeated="1048472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.00.0000</text:date>, <text:time style:data-style-name="N2" text:time-value="14:37:10.33682126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1T15:52:48.470274814</meta:creation-date>
    <dc:date>2021-06-18T15:05:49.601267855</dc:date>
    <meta:editing-duration>P2DT43M38S</meta:editing-duration>
    <meta:editing-cycles>320</meta:editing-cycles>
    <meta:generator>LibreOffice/6.1.5.2$Linux_X86_64 LibreOffice_project/10$Build-2</meta:generator>
    <meta:document-statistic meta:table-count="5" meta:cell-count="2438" meta:object-count="0"/>
  </office:meta>
</office:document-meta>
</file>